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Adversary training in iso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ples</text:p>
          </table:table-cell>
          <table:table-cell office:value-type="string" calcext:value-type="string">
            <text:p>layers (total)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unt iter</text:p>
          </table:table-cell>
          <table:table-cell office:value-type="string" calcext:value-type="string">
            <text:p>final lo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338" calcext:value-type="float">
            <text:p>338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669" calcext:value-type="float">
            <text:p>669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33" calcext:value-type="float">
            <text:p>233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738" calcext:value-type="float">
            <text:p>2738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21" calcext:value-type="float">
            <text:p>1221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57" calcext:value-type="float">
            <text:p>1057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618" calcext:value-type="float">
            <text:p>2618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68" calcext:value-type="float">
            <text:p>268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937" calcext:value-type="float">
            <text:p>93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476" calcext:value-type="float">
            <text:p>47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39" calcext:value-type="float">
            <text:p>39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" calcext:value-type="float">
            <text:p>3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8" calcext:value-type="float">
            <text:p>108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0" calcext:value-type="float">
            <text:p>110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7" calcext:value-type="float">
            <text:p>50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10" calcext:value-type="float">
            <text:p>210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21" calcext:value-type="float">
            <text:p>621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52" calcext:value-type="float">
            <text:p>1152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872" calcext:value-type="float">
            <text:p>87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68" calcext:value-type="float">
            <text:p>106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0" calcext:value-type="float">
            <text:p>310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266" calcext:value-type="float">
            <text:p>126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404" calcext:value-type="float">
            <text:p>404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102" calcext:value-type="float">
            <text:p>11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835" calcext:value-type="float">
            <text:p>1835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15" calcext:value-type="float">
            <text:p>7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74" calcext:value-type="float">
            <text:p>67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140" calcext:value-type="float">
            <text:p>114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873" calcext:value-type="float">
            <text:p>187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557" calcext:value-type="float">
            <text:p>155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477" calcext:value-type="float">
            <text:p>47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596" calcext:value-type="float">
            <text:p>59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709" calcext:value-type="float">
            <text:p>709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999" calcext:value-type="float">
            <text:p>999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985" calcext:value-type="float">
            <text:p>985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18" calcext:value-type="float">
            <text:p>1018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51" calcext:value-type="float">
            <text:p>75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13" calcext:value-type="float">
            <text:p>713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571" calcext:value-type="float">
            <text:p>57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988" calcext:value-type="float">
            <text:p>988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497" calcext:value-type="float">
            <text:p>497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68" calcext:value-type="float">
            <text:p>76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37" calcext:value-type="float">
            <text:p>737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60" calcext:value-type="float">
            <text:p>1560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96" calcext:value-type="float">
            <text:p>129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77" calcext:value-type="float">
            <text:p>1177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974" calcext:value-type="float">
            <text:p>974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86" calcext:value-type="float">
            <text:p>78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54" calcext:value-type="float">
            <text:p>1054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37" calcext:value-type="float">
            <text:p>73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72" calcext:value-type="float">
            <text:p>67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816" calcext:value-type="float">
            <text:p>81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14" calcext:value-type="float">
            <text:p>101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35" calcext:value-type="float">
            <text:p>73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18" calcext:value-type="float">
            <text:p>61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69" calcext:value-type="float">
            <text:p>66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565" calcext:value-type="float">
            <text:p>56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001" calcext:value-type="float">
            <text:p>0.0001</text:p>
          </table:table-cell>
          <table:table-cell office:value-type="float" office:value="592" calcext:value-type="float">
            <text:p>59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16" calcext:value-type="float">
            <text:p>71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91" calcext:value-type="float">
            <text:p>69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50" calcext:value-type="float">
            <text:p>65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17" calcext:value-type="float">
            <text:p>6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570" calcext:value-type="float">
            <text:p>57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77" calcext:value-type="float">
            <text:p>67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578" calcext:value-type="float">
            <text:p>57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571" calcext:value-type="float">
            <text:p>57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44" calcext:value-type="float">
            <text:p>744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551" calcext:value-type="float">
            <text:p>55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1" calcext:value-type="float">
            <text:p>32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66" calcext:value-type="float">
            <text:p>26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45" calcext:value-type="float">
            <text:p>74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678" calcext:value-type="float">
            <text:p>67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704" calcext:value-type="float">
            <text:p>70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542" calcext:value-type="float">
            <text:p>54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780" calcext:value-type="float">
            <text:p>78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1" calcext:value-type="float">
            <text:p>641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309" calcext:value-type="float">
            <text:p>1309</text:p>
          </table:table-cell>
          <table:table-cell table:style-name="ce4" office:value-type="float" office:value="0.0728" calcext:value-type="float">
            <text:p>0.0728</text:p>
          </table:table-cell>
        </table:table-row>
        <table:table-row table:style-name="ro1" table:number-rows-repeated="104849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G81:Sheet1.G1048576 Sheet1.G1:Sheet1.G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G80:Sheet1.G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dversary training in iso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ples</text:p>
          </table:table-cell>
          <table:table-cell office:value-type="string" calcext:value-type="string">
            <text:p>layers (total)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ount iter</text:p>
          </table:table-cell>
          <table:table-cell office:value-type="string" calcext:value-type="string">
            <text:p>final los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47" calcext:value-type="float">
            <text:p>4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43" calcext:value-type="float">
            <text:p>4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2" calcext:value-type="float">
            <text:p>5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4" calcext:value-type="float">
            <text:p>1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8" calcext:value-type="float">
            <text:p>8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72" calcext:value-type="float">
            <text:p>72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4" calcext:value-type="float">
            <text:p>104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70" calcext:value-type="float">
            <text:p>70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4" calcext:value-type="float">
            <text:p>24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7" calcext:value-type="float">
            <text:p>27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9" calcext:value-type="float">
            <text:p>39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9" calcext:value-type="float">
            <text:p>59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5" calcext:value-type="float">
            <text:p>115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" calcext:value-type="float">
            <text:p>16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5" calcext:value-type="float">
            <text:p>5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9" calcext:value-type="float">
            <text:p>59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3" calcext:value-type="float">
            <text:p>103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73" calcext:value-type="float">
            <text:p>73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4" calcext:value-type="float">
            <text:p>24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647" calcext:value-type="float">
            <text:p>0.6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6" calcext:value-type="float">
            <text:p>56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43" calcext:value-type="float">
            <text:p>43</text:p>
          </table:table-cell>
          <table:table-cell office:value-type="float" office:value="0.6628" calcext:value-type="float">
            <text:p>0.66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9" calcext:value-type="float">
            <text:p>9</text:p>
          </table:table-cell>
          <table:table-cell office:value-type="float" office:value="0.9722" calcext:value-type="float">
            <text:p>0.97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48" calcext:value-type="float">
            <text:p>48</text:p>
          </table:table-cell>
          <table:table-cell office:value-type="float" office:value="0.7007" calcext:value-type="float">
            <text:p>0.7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48" calcext:value-type="float">
            <text:p>48</text:p>
          </table:table-cell>
          <table:table-cell office:value-type="float" office:value="0.6525" calcext:value-type="float">
            <text:p>0.65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44" calcext:value-type="float">
            <text:p>44</text:p>
          </table:table-cell>
          <table:table-cell office:value-type="float" office:value="0.6608" calcext:value-type="float">
            <text:p>0.6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5" calcext:value-type="float">
            <text:p>55</text:p>
          </table:table-cell>
          <table:table-cell office:value-type="float" office:value="0.6547" calcext:value-type="float">
            <text:p>0.65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4" calcext:value-type="float">
            <text:p>24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3" calcext:value-type="float">
            <text:p>7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33" calcext:value-type="float">
            <text:p>33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70" calcext:value-type="float">
            <text:p>70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51" calcext:value-type="float">
            <text:p>51</text:p>
          </table:table-cell>
          <table:table-cell office:value-type="float" office:value="0.6633" calcext:value-type="float">
            <text:p>0.6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3" calcext:value-type="float">
            <text:p>10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8" calcext:value-type="float">
            <text:p>58</text:p>
          </table:table-cell>
          <table:table-cell office:value-type="float" office:value="0.6644" calcext:value-type="float">
            <text:p>0.6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6507" calcext:value-type="float">
            <text:p>0.6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6" calcext:value-type="float">
            <text:p>36</text:p>
          </table:table-cell>
          <table:table-cell office:value-type="float" office:value="0.6545" calcext:value-type="float">
            <text:p>0.65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79" calcext:value-type="float">
            <text:p>79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2" calcext:value-type="float">
            <text:p>122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2" calcext:value-type="float">
            <text:p>22</text:p>
          </table:table-cell>
          <table:table-cell office:value-type="float" office:value="0.6578" calcext:value-type="float">
            <text:p>0.6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44" calcext:value-type="float">
            <text:p>44</text:p>
          </table:table-cell>
          <table:table-cell office:value-type="float" office:value="0.6687" calcext:value-type="float">
            <text:p>0.66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4" calcext:value-type="float">
            <text:p>34</text:p>
          </table:table-cell>
          <table:table-cell office:value-type="float" office:value="0.6511" calcext:value-type="float">
            <text:p>0.65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9" calcext:value-type="float">
            <text:p>29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9" calcext:value-type="float">
            <text:p>39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7" calcext:value-type="float">
            <text:p>57</text:p>
          </table:table-cell>
          <table:table-cell office:value-type="float" office:value="0.6485" calcext:value-type="float">
            <text:p>0.6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9" calcext:value-type="float">
            <text:p>39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2" calcext:value-type="float">
            <text:p>22</text:p>
          </table:table-cell>
          <table:table-cell office:value-type="float" office:value="0.6635" calcext:value-type="float">
            <text:p>0.66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4" calcext:value-type="float">
            <text:p>14</text:p>
          </table:table-cell>
          <table:table-cell office:value-type="float" office:value="0.8923" calcext:value-type="float">
            <text:p>0.8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7" calcext:value-type="float">
            <text:p>37</text:p>
          </table:table-cell>
          <table:table-cell office:value-type="float" office:value="0.6672" calcext:value-type="float">
            <text:p>0.66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8" calcext:value-type="float">
            <text:p>58</text:p>
          </table:table-cell>
          <table:table-cell office:value-type="float" office:value="0.6618" calcext:value-type="float">
            <text:p>0.66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4" calcext:value-type="float">
            <text:p>54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0.7976" calcext:value-type="float">
            <text:p>0.79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72" calcext:value-type="float">
            <text:p>72</text:p>
          </table:table-cell>
          <table:table-cell office:value-type="float" office:value="0.6584" calcext:value-type="float">
            <text:p>0.65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6" calcext:value-type="float">
            <text:p>36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1">
          <table:table-cell/>
          <table:table-cell table:style-name="ce1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08:39:53.466959740</meta:creation-date>
    <dc:date>2019-01-28T10:48:34.652057248</dc:date>
    <meta:editing-duration>PT23H55M7S</meta:editing-duration>
    <meta:editing-cycles>8</meta:editing-cycles>
    <meta:generator>LibreOffice/5.1.6.2$Linux_X86_64 LibreOffice_project/10m0$Build-2</meta:generator>
    <meta:document-statistic meta:table-count="2" meta:cell-count="961" meta:object-count="0"/>
  </office:meta>
</office:document-meta>
</file>